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905cm" svg:x2="3.81cm" svg:y2="1.27cm">
          <text:p text:style-name="P4"/>
        </draw:line>
        <draw:frame draw:style-name="gr3" draw:text-style-name="P4" draw:layer="layout" svg:width="5.08cm" svg:height="12.95cm" svg:x="10.795cm" svg:y="4.445cm">
          <draw:text-box>
            <text:p text:style-name="P4"/>
          </draw:text-box>
        </draw:frame>
        <draw:custom-shape draw:style-name="gr1" draw:text-style-name="P2" draw:layer="layout" svg:width="6.35cm" svg:height="0.635cm" svg:x="0.635cm" svg:y="1.90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svg:x="0.635cm" svg:y="3.175cm">
          <text:p text:style-name="P1"><text:span text:style-name="T1">Set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2.54cm" svg:x2="3.81cm" svg:y2="3.17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10T08:21:47</dc:date>
    <dc:language>en-US</dc:language>
    <meta:editing-cycles>13</meta:editing-cycles>
    <meta:editing-duration>PT1H28M25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